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a00d" officeooo:paragraph-rsid="0015a0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una sucursal </text:p>
      <text:p text:style-name="P1">cada sala tiene una cantidad distinta de butacas</text:p>
      <text:p text:style-name="P1">debo poder elegir la cantidad de salas y butacas</text:p>
      <text:p text:style-name="P1">como el dueño puedo crear sala y modificar la cantidad de butacas</text:p>
      <text:p text:style-name="P1">una pelicula puede ir en varias salas</text:p>
      <text:p text:style-name="P1">posibilidad de agregar o quitar sala</text:p>
      <text:p text:style-name="P1">=precio de la entrada es lo mismo por sala y pelicula</text:p>
      <text:p text:style-name="P1"/>
      <text:p text:style-name="P1">venta hay disponibilidad para la pelicula y precio</text:p>
      <text:p text:style-name="P1"/>
      <text:p text:style-name="P1">proceso de sala</text:p>
      <text:p text:style-name="P1"/>
      <text:p text:style-name="P1">depende el asiento que uno se puede disponer</text:p>
      <text:p text:style-name="P1"/>
      <text:p text:style-name="P1">Las salas van proyectando peliculas y van cambiando de peliculas que proyectan.</text:p>
      <text:p text:style-name="P1"/>
      <text:p text:style-name="P1">La Sala 1 Lo que el viento se llevo <text:s text:c="2"/>cuanto proyectee y cuanta plata gananda (LA QUE MENOS GANADA SE CAMBIA dependiendo del cliente)</text:p>
      <text:p text:style-name="P1">La Sala 2 Starwars <text:s/>cuanto proyectee y cuanta plata gananda (LA QUE MENOS GANADA SE CAMBIA dependiendo del cliente)</text:p>
      <text:p text:style-name="P1">La Sala 3 Matrix <text:s text:c="2"/>cuanto proyectee y cuanta plata gananda (LA QUE MENOS GANADA SE CAMBIA dependiendo del cliente)</text:p>
      <text:p text:style-name="P1"/>
      <text:p text:style-name="P1">cuanta plata gane por pelicula y cuanta veces se proyecto la misma.</text:p>
      <text:p text:style-name="P1"/>
      <text:p text:style-name="P1">entrada = en cualquier sala y pelicula</text:p>
      <text:p text:style-name="P1"/>
      <text:p text:style-name="P1">abro ventas para una proyeccioón.</text:p>
      <text:p text:style-name="P1"/>
      <text:p text:style-name="P1">ganancia me viene generando cada película</text:p>
      <text:p text:style-name="P1"/>
      <text:p text:style-name="P1">puedo proyectar una pelicula en varias salas</text:p>
      <text:p text:style-name="P1"/>
      <text:p text:style-name="P1">Declaración de trabajo: documento formal describiendo el paso a paso detalladamente el software.</text:p>
      <text:p text:style-name="P1"/>
      <text:p text:style-name="P1">almacena la entrada</text:p>
      <text:p text:style-name="P1"/>
      <text:p text:style-name="P1">requerimientos</text:p>
      <text:p text:style-name="P1"/>
      <text:p text:style-name="P1">=======================================================================</text:p>
      <text:p text:style-name="P1">en una sucursal de cine tiene 3 salas en la cual tiene distintas cantidad de butacas para cada una de ellas. </text:p>
      <text:p text:style-name="P1">la venta de entradas tiene el mismo precio por las salas y las peliculas. una pelicula puede ir 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23:47.253549869</meta:creation-date>
    <dc:date>2017-10-14T14:43:02.596572900</dc:date>
    <meta:editing-duration>PT10M12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25" meta:word-count="244" meta:character-count="1485" meta:non-whitespace-character-count="1258"/>
  </office:meta>
</office:document-meta>
</file>